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9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style:style style:name="ce1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ac09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" style:family="table-cell" style:parent-style-name="Excel_20_Built-in_20_Normal" style:data-style-name="N103">
      <style:table-cell-properties fo:background-color="#eeece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103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 style:data-style-name="N103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Excel_20_Built-in_20_Normal" style:data-style-name="N103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Excel_20_Built-in_20_Normal" style:data-style-name="N10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5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6" style:family="table-cell" style:parent-style-name="Excel_20_Built-in_20_Normal" style:data-style-name="N103">
      <style:table-cell-properties fo:border-bottom="0.035cm solid #000000" fo:background-color="#eeece1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LUTIONS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15"/>
        <table:table-column table:style-name="co1" table:default-cell-style-name="ce18"/>
        <table:table-column table:style-name="co1" table:number-columns-repeated="1017" table:default-cell-style-name="ce2"/>
        <table:table-row table:style-name="ro1">
          <table:table-cell table:style-name="ce1" office:value-type="string">
            <text:p>COGNOME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M/F</text:p>
          </table:table-cell>
          <table:table-cell table:style-name="ce1" office:value-type="string">
            <text:p>TITOLO DI STUDIO</text:p>
          </table:table-cell>
          <table:table-cell table:style-name="ce1" office:value-type="string">
            <text:p>AGENZIA</text:p>
          </table:table-cell>
          <table:table-cell table:style-name="ce16" office:value-type="string" office:string-value="SALDO C/C">
            <text:p><text:s/>SALDO C/C </text:p>
          </table:table-cell>
          <table:table-cell table:style-name="ce1" office:value-type="string">
            <text:p>NOMINATIVO</text:p>
          </table:table-cell>
          <table:table-cell table:number-columns-repeated="1017"/>
        </table:table-row>
        <table:table-row table:style-name="ro1">
          <table:table-cell office:value-type="string">
            <text:p>BANU</text:p>
          </table:table-cell>
          <table:table-cell office:value-type="string">
            <text:p>LORENA ANA MARIA</text:p>
          </table:table-cell>
          <table:table-cell office:value-type="string">
            <text:p>F</text:p>
          </table:table-cell>
          <table:table-cell office:value-type="string">
            <text:p>DIPLOMA DI SCUOLA SECONDARIA DI SECONDO GRADO</text:p>
          </table:table-cell>
          <table:table-cell office:value-type="string">
            <text:p>Banca Sella</text:p>
          </table:table-cell>
          <table:table-cell office:value-type="currency" office:currency="EUR" office:value="1731.46">
            <text:p><text:s/>1.731,46 € </text:p>
          </table:table-cell>
          <table:table-cell table:style-name="ce17" table:formula="of:=CONCATENATE([.A2];&quot; &quot;;[.B2])" office:value-type="string" office:string-value="BANU LORENA ANA MARIA">
            <text:p>BANU LORENA ANA MARIA</text:p>
          </table:table-cell>
          <table:table-cell table:number-columns-repeated="1017"/>
        </table:table-row>
        <table:table-row table:style-name="ro1">
          <table:table-cell office:value-type="string">
            <text:p>BLANC</text:p>
          </table:table-cell>
          <table:table-cell office:value-type="string">
            <text:p>KRISTIAN</text:p>
          </table:table-cell>
          <table:table-cell office:value-type="string">
            <text:p>M</text:p>
          </table:table-cell>
          <table:table-cell office:value-type="string">
            <text:p>LAUREA IN LEGGE</text:p>
          </table:table-cell>
          <table:table-cell office:value-type="string">
            <text:p>Intesa San Paolo</text:p>
          </table:table-cell>
          <table:table-cell office:value-type="currency" office:currency="EUR" office:value="-3919.15">
            <text:p>-3.919,15 € </text:p>
          </table:table-cell>
          <table:table-cell table:style-name="ce17" table:formula="of:=CONCATENATE([.A3];&quot; &quot;;[.B3])" office:value-type="string" office:string-value="BLANC KRISTIAN">
            <text:p>BLANC KRISTIAN</text:p>
          </table:table-cell>
          <table:table-cell table:number-columns-repeated="1017"/>
        </table:table-row>
        <table:table-row table:style-name="ro1">
          <table:table-cell office:value-type="string">
            <text:p>BOGGIO</text:p>
          </table:table-cell>
          <table:table-cell office:value-type="string">
            <text:p>REBECCA</text:p>
          </table:table-cell>
          <table:table-cell office:value-type="string">
            <text:p>F</text:p>
          </table:table-cell>
          <table:table-cell office:value-type="string">
            <text:p>LAUREA IN ECONOMIA</text:p>
          </table:table-cell>
          <table:table-cell office:value-type="string">
            <text:p>UniCredit</text:p>
          </table:table-cell>
          <table:table-cell office:value-type="currency" office:currency="EUR" office:value="3616.45">
            <text:p><text:s/>3.616,45 € </text:p>
          </table:table-cell>
          <table:table-cell table:style-name="ce17" table:formula="of:=CONCATENATE([.A4];&quot; &quot;;[.B4])" office:value-type="string" office:string-value="BOGGIO REBECCA">
            <text:p>BOGGIO REBECCA</text:p>
          </table:table-cell>
          <table:table-cell table:number-columns-repeated="1017"/>
        </table:table-row>
        <table:table-row table:style-name="ro1">
          <table:table-cell office:value-type="string">
            <text:p>COMINETTO</text:p>
          </table:table-cell>
          <table:table-cell office:value-type="string">
            <text:p>MARIA VITTORIA</text:p>
          </table:table-cell>
          <table:table-cell office:value-type="string">
            <text:p>F</text:p>
          </table:table-cell>
          <table:table-cell office:value-type="string">
            <text:p>LAUREA IN SCIENZE MATEMATICHE E FISICA</text:p>
          </table:table-cell>
          <table:table-cell office:value-type="string">
            <text:p>UniCredit</text:p>
          </table:table-cell>
          <table:table-cell office:value-type="currency" office:currency="EUR" office:value="1556.52">
            <text:p><text:s/>1.556,52 € </text:p>
          </table:table-cell>
          <table:table-cell table:style-name="ce17" table:formula="of:=CONCATENATE([.A5];&quot; &quot;;[.B5])" office:value-type="string" office:string-value="COMINETTO MARIA VITTORIA">
            <text:p>COMINETTO MARIA VITTORIA</text:p>
          </table:table-cell>
          <table:table-cell table:number-columns-repeated="1017"/>
        </table:table-row>
        <table:table-row table:style-name="ro1">
          <table:table-cell office:value-type="string">
            <text:p>DI CRESCENZO</text:p>
          </table:table-cell>
          <table:table-cell office:value-type="string">
            <text:p>EDOARDO</text:p>
          </table:table-cell>
          <table:table-cell office:value-type="string">
            <text:p>M</text:p>
          </table:table-cell>
          <table:table-cell office:value-type="string">
            <text:p>LAUREA IN LEGGE</text:p>
          </table:table-cell>
          <table:table-cell office:value-type="string">
            <text:p>Intesa San Paolo</text:p>
          </table:table-cell>
          <table:table-cell office:value-type="currency" office:currency="EUR" office:value="6106.89">
            <text:p><text:s/>6.106,89 € </text:p>
          </table:table-cell>
          <table:table-cell table:style-name="ce17" table:formula="of:=CONCATENATE([.A6];&quot; &quot;;[.B6])" office:value-type="string" office:string-value="DI CRESCENZO EDOARDO">
            <text:p>DI CRESCENZO EDOARDO</text:p>
          </table:table-cell>
          <table:table-cell table:number-columns-repeated="1017"/>
        </table:table-row>
        <table:table-row table:style-name="ro1">
          <table:table-cell office:value-type="string">
            <text:p>FIORINO</text:p>
          </table:table-cell>
          <table:table-cell office:value-type="string">
            <text:p>SARA</text:p>
          </table:table-cell>
          <table:table-cell office:value-type="string">
            <text:p>F</text:p>
          </table:table-cell>
          <table:table-cell office:value-type="string">
            <text:p>LAUREA IN INGEGNERIA</text:p>
          </table:table-cell>
          <table:table-cell office:value-type="string">
            <text:p>UniCredit</text:p>
          </table:table-cell>
          <table:table-cell office:value-type="currency" office:currency="EUR" office:value="3057.02">
            <text:p><text:s/>3.057,02 € </text:p>
          </table:table-cell>
          <table:table-cell table:style-name="ce17" table:formula="of:=CONCATENATE([.A7];&quot; &quot;;[.B7])" office:value-type="string" office:string-value="FIORINO SARA">
            <text:p>FIORINO SARA</text:p>
          </table:table-cell>
          <table:table-cell table:number-columns-repeated="1017"/>
        </table:table-row>
        <table:table-row table:style-name="ro1">
          <table:table-cell office:value-type="string">
            <text:p>GAMBA</text:p>
          </table:table-cell>
          <table:table-cell office:value-type="string">
            <text:p>FRANCESCO</text:p>
          </table:table-cell>
          <table:table-cell office:value-type="string">
            <text:p>M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9540.23">
            <text:p><text:s/>9.540,23 € </text:p>
          </table:table-cell>
          <table:table-cell table:style-name="ce17" table:formula="of:=CONCATENATE([.A8];&quot; &quot;;[.B8])" office:value-type="string" office:string-value="GAMBA FRANCESCO">
            <text:p>GAMBA FRANCESCO</text:p>
          </table:table-cell>
          <table:table-cell table:number-columns-repeated="1017"/>
        </table:table-row>
        <table:table-row table:style-name="ro1">
          <table:table-cell office:value-type="string">
            <text:p>GRISORIO</text:p>
          </table:table-cell>
          <table:table-cell office:value-type="string">
            <text:p>CHRISTIAN</text:p>
          </table:table-cell>
          <table:table-cell office:value-type="string">
            <text:p>M</text:p>
          </table:table-cell>
          <table:table-cell office:value-type="string">
            <text:p>LAUREA IN INGEGNERIA</text:p>
          </table:table-cell>
          <table:table-cell office:value-type="string">
            <text:p>Intesa San Paolo</text:p>
          </table:table-cell>
          <table:table-cell office:value-type="currency" office:currency="EUR" office:value="-3058.14">
            <text:p>-3.058,14 € </text:p>
          </table:table-cell>
          <table:table-cell table:style-name="ce17" table:formula="of:=CONCATENATE([.A9];&quot; &quot;;[.B9])" office:value-type="string" office:string-value="GRISORIO CHRISTIAN">
            <text:p>GRISORIO CHRISTIAN</text:p>
          </table:table-cell>
          <table:table-cell table:number-columns-repeated="1017"/>
        </table:table-row>
        <table:table-row table:style-name="ro1">
          <table:table-cell office:value-type="string">
            <text:p>LUCIANO</text:p>
          </table:table-cell>
          <table:table-cell office:value-type="string">
            <text:p>CHRISTIAN</text:p>
          </table:table-cell>
          <table:table-cell office:value-type="string">
            <text:p>M</text:p>
          </table:table-cell>
          <table:table-cell office:value-type="string">
            <text:p>LAUREA IN INGEGNERIA</text:p>
          </table:table-cell>
          <table:table-cell office:value-type="string">
            <text:p>Intesa San Paolo</text:p>
          </table:table-cell>
          <table:table-cell office:value-type="currency" office:currency="EUR" office:value="-19.94">
            <text:p>-19,94 € </text:p>
          </table:table-cell>
          <table:table-cell table:style-name="ce17" table:formula="of:=CONCATENATE([.A10];&quot; &quot;;[.B10])" office:value-type="string" office:string-value="LUCIANO CHRISTIAN">
            <text:p>LUCIANO CHRISTIAN</text:p>
          </table:table-cell>
          <table:table-cell table:number-columns-repeated="1017"/>
        </table:table-row>
        <table:table-row table:style-name="ro1">
          <table:table-cell office:value-type="string">
            <text:p>LUCIFORA</text:p>
          </table:table-cell>
          <table:table-cell office:value-type="string">
            <text:p>RICCARDO</text:p>
          </table:table-cell>
          <table:table-cell office:value-type="string">
            <text:p>M</text:p>
          </table:table-cell>
          <table:table-cell office:value-type="string">
            <text:p>LAUREA IN LEGGE</text:p>
          </table:table-cell>
          <table:table-cell office:value-type="string">
            <text:p>Intesa San Paolo</text:p>
          </table:table-cell>
          <table:table-cell office:value-type="currency" office:currency="EUR" office:value="-4516.64">
            <text:p>-4.516,64 € </text:p>
          </table:table-cell>
          <table:table-cell table:style-name="ce17" table:formula="of:=CONCATENATE([.A11];&quot; &quot;;[.B11])" office:value-type="string" office:string-value="LUCIFORA RICCARDO">
            <text:p>LUCIFORA RICCARDO</text:p>
          </table:table-cell>
          <table:table-cell table:number-columns-repeated="1017"/>
        </table:table-row>
        <table:table-row table:style-name="ro1">
          <table:table-cell office:value-type="string">
            <text:p>LUPO</text:p>
          </table:table-cell>
          <table:table-cell office:value-type="string">
            <text:p>RICCARDO</text:p>
          </table:table-cell>
          <table:table-cell office:value-type="string">
            <text:p>M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9376.01">
            <text:p><text:s/>9.376,01 € </text:p>
          </table:table-cell>
          <table:table-cell table:style-name="ce17" table:formula="of:=CONCATENATE([.A12];&quot; &quot;;[.B12])" office:value-type="string" office:string-value="LUPO RICCARDO">
            <text:p>LUPO RICCARDO</text:p>
          </table:table-cell>
          <table:table-cell table:number-columns-repeated="1017"/>
        </table:table-row>
        <table:table-row table:style-name="ro1">
          <table:table-cell office:value-type="string">
            <text:p>MAZZUCATO</text:p>
          </table:table-cell>
          <table:table-cell office:value-type="string">
            <text:p>ILARIA</text:p>
          </table:table-cell>
          <table:table-cell office:value-type="string">
            <text:p>F</text:p>
          </table:table-cell>
          <table:table-cell office:value-type="string">
            <text:p>DIPLOMA DI SCUOLA SECONDARIA DI SECONDO GRADO</text:p>
          </table:table-cell>
          <table:table-cell office:value-type="string">
            <text:p>UniCredit</text:p>
          </table:table-cell>
          <table:table-cell office:value-type="currency" office:currency="EUR" office:value="6453.54">
            <text:p><text:s/>6.453,54 € </text:p>
          </table:table-cell>
          <table:table-cell table:style-name="ce17" table:formula="of:=CONCATENATE([.A13];&quot; &quot;;[.B13])" office:value-type="string" office:string-value="MAZZUCATO ILARIA">
            <text:p>MAZZUCATO ILARIA</text:p>
          </table:table-cell>
          <table:table-cell table:number-columns-repeated="1017"/>
        </table:table-row>
        <table:table-row table:style-name="ro1">
          <table:table-cell office:value-type="string">
            <text:p>MERIGGI</text:p>
          </table:table-cell>
          <table:table-cell office:value-type="string">
            <text:p>MARCO</text:p>
          </table:table-cell>
          <table:table-cell office:value-type="string">
            <text:p>M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3839.1">
            <text:p><text:s/>3.839,10 € </text:p>
          </table:table-cell>
          <table:table-cell table:style-name="ce17" table:formula="of:=CONCATENATE([.A14];&quot; &quot;;[.B14])" office:value-type="string" office:string-value="MERIGGI MARCO">
            <text:p>MERIGGI MARCO</text:p>
          </table:table-cell>
          <table:table-cell table:number-columns-repeated="1017"/>
        </table:table-row>
        <table:table-row table:style-name="ro1">
          <table:table-cell office:value-type="string">
            <text:p>NESCI</text:p>
          </table:table-cell>
          <table:table-cell office:value-type="string">
            <text:p>FRANCESCO</text:p>
          </table:table-cell>
          <table:table-cell office:value-type="string">
            <text:p>M</text:p>
          </table:table-cell>
          <table:table-cell office:value-type="string">
            <text:p>LAUREA IN LINGUE E LETTERATURE STRANIERE</text:p>
          </table:table-cell>
          <table:table-cell office:value-type="string">
            <text:p>Banca Sella</text:p>
          </table:table-cell>
          <table:table-cell office:value-type="currency" office:currency="EUR" office:value="806.59">
            <text:p><text:s/>806,59 € </text:p>
          </table:table-cell>
          <table:table-cell table:style-name="ce17" table:formula="of:=CONCATENATE([.A15];&quot; &quot;;[.B15])" office:value-type="string" office:string-value="NESCI FRANCESCO">
            <text:p>NESCI FRANCESCO</text:p>
          </table:table-cell>
          <table:table-cell table:number-columns-repeated="1017"/>
        </table:table-row>
        <table:table-row table:style-name="ro1">
          <table:table-cell office:value-type="string">
            <text:p>OLIVETTI</text:p>
          </table:table-cell>
          <table:table-cell office:value-type="string">
            <text:p>MARIKA</text:p>
          </table:table-cell>
          <table:table-cell office:value-type="string">
            <text:p>F</text:p>
          </table:table-cell>
          <table:table-cell office:value-type="string">
            <text:p>LAUREA IN LINGUE E LETTERATURE STRANIERE</text:p>
          </table:table-cell>
          <table:table-cell office:value-type="string">
            <text:p>Intesa San Paolo</text:p>
          </table:table-cell>
          <table:table-cell office:value-type="currency" office:currency="EUR" office:value="-3574.33">
            <text:p>-3.574,33 € </text:p>
          </table:table-cell>
          <table:table-cell table:style-name="ce17" table:formula="of:=CONCATENATE([.A16];&quot; &quot;;[.B16])" office:value-type="string" office:string-value="OLIVETTI MARIKA">
            <text:p>OLIVETTI MARIKA</text:p>
          </table:table-cell>
          <table:table-cell table:number-columns-repeated="1017"/>
        </table:table-row>
        <table:table-row table:style-name="ro1">
          <table:table-cell office:value-type="string">
            <text:p>OLIVITO</text:p>
          </table:table-cell>
          <table:table-cell office:value-type="string">
            <text:p>AURORA</text:p>
          </table:table-cell>
          <table:table-cell office:value-type="string">
            <text:p>F</text:p>
          </table:table-cell>
          <table:table-cell office:value-type="string">
            <text:p>LAUREA IN LINGUE E LETTERATURE STRANIERE</text:p>
          </table:table-cell>
          <table:table-cell office:value-type="string">
            <text:p>Intesa San Paolo</text:p>
          </table:table-cell>
          <table:table-cell office:value-type="currency" office:currency="EUR" office:value="-2933.44">
            <text:p>-2.933,44 € </text:p>
          </table:table-cell>
          <table:table-cell table:style-name="ce17" table:formula="of:=CONCATENATE([.A17];&quot; &quot;;[.B17])" office:value-type="string" office:string-value="OLIVITO AURORA">
            <text:p>OLIVITO AURORA</text:p>
          </table:table-cell>
          <table:table-cell table:number-columns-repeated="1017"/>
        </table:table-row>
        <table:table-row table:style-name="ro1">
          <table:table-cell office:value-type="string">
            <text:p>RAICU</text:p>
          </table:table-cell>
          <table:table-cell office:value-type="string">
            <text:p>MARIA ELISA</text:p>
          </table:table-cell>
          <table:table-cell office:value-type="string">
            <text:p>F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-4891.71">
            <text:p>-4.891,71 € </text:p>
          </table:table-cell>
          <table:table-cell table:style-name="ce17" table:formula="of:=CONCATENATE([.A18];&quot; &quot;;[.B18])" office:value-type="string" office:string-value="RAICU MARIA ELISA">
            <text:p>RAICU MARIA ELISA</text:p>
          </table:table-cell>
          <table:table-cell table:number-columns-repeated="1017"/>
        </table:table-row>
        <table:table-row table:style-name="ro1">
          <table:table-cell office:value-type="string">
            <text:p>ROUSSAFI</text:p>
          </table:table-cell>
          <table:table-cell office:value-type="string">
            <text:p>TASNIM</text:p>
          </table:table-cell>
          <table:table-cell office:value-type="string">
            <text:p>F</text:p>
          </table:table-cell>
          <table:table-cell office:value-type="string">
            <text:p>LAUREA IN LEGGE</text:p>
          </table:table-cell>
          <table:table-cell office:value-type="string">
            <text:p>UniCredit</text:p>
          </table:table-cell>
          <table:table-cell office:value-type="currency" office:currency="EUR" office:value="-2076.67">
            <text:p>-2.076,67 € </text:p>
          </table:table-cell>
          <table:table-cell table:style-name="ce17" table:formula="of:=CONCATENATE([.A19];&quot; &quot;;[.B19])" office:value-type="string" office:string-value="ROUSSAFI TASNIM">
            <text:p>ROUSSAFI TASNIM</text:p>
          </table:table-cell>
          <table:table-cell table:number-columns-repeated="1017"/>
        </table:table-row>
        <table:table-row table:style-name="ro1">
          <table:table-cell office:value-type="string">
            <text:p>SOJ</text:p>
          </table:table-cell>
          <table:table-cell office:value-type="string">
            <text:p>LUCA</text:p>
          </table:table-cell>
          <table:table-cell office:value-type="string">
            <text:p>M</text:p>
          </table:table-cell>
          <table:table-cell office:value-type="string">
            <text:p>LAUREA IN ECONOMIA</text:p>
          </table:table-cell>
          <table:table-cell office:value-type="string">
            <text:p>Banca Sella</text:p>
          </table:table-cell>
          <table:table-cell office:value-type="currency" office:currency="EUR" office:value="1685.9">
            <text:p><text:s/>1.685,90 € </text:p>
          </table:table-cell>
          <table:table-cell table:style-name="ce17" table:formula="of:=CONCATENATE([.A20];&quot; &quot;;[.B20])" office:value-type="string" office:string-value="SOJ LUCA">
            <text:p>SOJ LUCA</text:p>
          </table:table-cell>
          <table:table-cell table:number-columns-repeated="1017"/>
        </table:table-row>
        <table:table-row table:style-name="ro1">
          <table:table-cell office:value-type="string">
            <text:p>TROTTO GATTA</text:p>
          </table:table-cell>
          <table:table-cell office:value-type="string">
            <text:p>FRANCESCO</text:p>
          </table:table-cell>
          <table:table-cell office:value-type="string">
            <text:p>M</text:p>
          </table:table-cell>
          <table:table-cell office:value-type="string">
            <text:p>LAUREA IN GIURISPRUDENZA</text:p>
          </table:table-cell>
          <table:table-cell office:value-type="string">
            <text:p>UniCredit</text:p>
          </table:table-cell>
          <table:table-cell office:value-type="currency" office:currency="EUR" office:value="-4356.77">
            <text:p>-4.356,77 € </text:p>
          </table:table-cell>
          <table:table-cell table:style-name="ce17" table:formula="of:=CONCATENATE([.A21];&quot; &quot;;[.B21])" office:value-type="string" office:string-value="TROTTO GATTA FRANCESCO">
            <text:p>TROTTO GATTA FRANCESCO</text:p>
          </table:table-cell>
          <table:table-cell table:number-columns-repeated="1017"/>
        </table:table-row>
        <table:table-row table:style-name="ro1">
          <table:table-cell office:value-type="string">
            <text:p>ZUCCA</text:p>
          </table:table-cell>
          <table:table-cell office:value-type="string">
            <text:p>MARTINA</text:p>
          </table:table-cell>
          <table:table-cell office:value-type="string">
            <text:p>F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4281.34">
            <text:p><text:s/>4.281,34 € </text:p>
          </table:table-cell>
          <table:table-cell table:style-name="ce17" table:formula="of:=CONCATENATE([.A22];&quot; &quot;;[.B22])" office:value-type="string" office:string-value="ZUCCA MARTINA">
            <text:p>ZUCCA MARTINA</text:p>
          </table:table-cell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DATI PER AGENZIA</text:p>
          </table:table-cell>
          <table:table-cell table:style-name="ce10" office:value-type="string" office:string-value="TOTALE SALDI DEI C/C">
            <text:p><text:s/>TOTALE SALDI DEI C/C </text:p>
          </table:table-cell>
          <table:table-cell table:style-name="ce10" office:value-type="string" office:string-value="SALDO MEDIO">
            <text:p><text:s/>SALDO MEDIO </text:p>
          </table:table-cell>
          <table:table-cell table:style-name="ce10" office:value-type="string" office:string-value="MEDIA DEI SALDI POSITIVI">
            <text:p><text:s/>MEDIA DEI SALDI POSITIVI </text:p>
          </table:table-cell>
          <table:table-cell table:style-name="ce10" office:value-type="string" office:string-value="MEDIA DEI SALDI NEGATIVI">
            <text:p><text:s/>MEDIA DEI SALDI NEGATIVI 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anca Sella</text:p>
          </table:table-cell>
          <table:table-cell table:style-name="ce11" table:formula="of:=SUMIFS([.$F$2:.$F$22];[.E$2:.E$22];[.A31])" office:value-type="currency" office:currency="EUR" office:value="26368.92">
            <text:p><text:s/>26.368,92 € </text:p>
          </table:table-cell>
          <table:table-cell table:style-name="ce11" table:formula="of:=AVERAGEIFS([.$F$2:.$F$22];[.E$2:.E$22];[.A31])" office:value-type="currency" office:currency="EUR" office:value="3296.115">
            <text:p><text:s/>3.296,12 € </text:p>
          </table:table-cell>
          <table:table-cell table:style-name="ce11" table:formula="of:=AVERAGEIFS([.$F$2:.$F$22];[.E$2:.E$22];[.A31];[.$F$2:.$F$22];&quot;&gt;0&quot;)" office:value-type="currency" office:currency="EUR" office:value="4465.80428571429">
            <text:p><text:s/>4.465,80 € </text:p>
          </table:table-cell>
          <table:table-cell table:style-name="ce11" table:formula="of:=AVERAGEIFS([.$F$2:.$F$22];[.E$2:.E$22];[.A31];[.$F$2:.$F$22];&quot;&lt;0&quot;)" office:value-type="currency" office:currency="EUR" office:value="-4891.71">
            <text:p>-4.891,71 € 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Intesa San Paolo</text:p>
          </table:table-cell>
          <table:table-cell table:style-name="ce12" table:formula="of:=SUMIFS([.$F$2:.$F$22];[.E$2:.E$22];[.A32])" office:value-type="currency" office:currency="EUR" office:value="-11914.75">
            <text:p>-11.914,75 € </text:p>
          </table:table-cell>
          <table:table-cell table:style-name="ce12" table:formula="of:=AVERAGEIFS([.$F$2:.$F$22];[.E$2:.E$22];[.A32])" office:value-type="currency" office:currency="EUR" office:value="-1702.10714285714">
            <text:p>-1.702,11 € </text:p>
          </table:table-cell>
          <table:table-cell table:style-name="ce12" table:formula="of:=AVERAGEIFS([.$F$2:.$F$22];[.E$2:.E$22];[.A32];[.$F$2:.$F$22];&quot;&gt;0&quot;)" office:value-type="currency" office:currency="EUR" office:value="6106.89">
            <text:p><text:s/>6.106,89 € </text:p>
          </table:table-cell>
          <table:table-cell table:style-name="ce12" table:formula="of:=AVERAGEIFS([.$F$2:.$F$22];[.E$2:.E$22];[.A32];[.$F$2:.$F$22];&quot;&lt;0&quot;)" office:value-type="currency" office:currency="EUR" office:value="-3003.60666666667">
            <text:p>-3.003,61 € 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UniCredit</text:p>
          </table:table-cell>
          <table:table-cell table:style-name="ce13" table:formula="of:=SUMIFS([.$F$2:.$F$22];[.E$2:.E$22];[.A33])" office:value-type="currency" office:currency="EUR" office:value="8250.09">
            <text:p><text:s/>8.250,09 € </text:p>
          </table:table-cell>
          <table:table-cell table:style-name="ce13" table:formula="of:=AVERAGEIFS([.$F$2:.$F$22];[.E$2:.E$22];[.A33])" office:value-type="currency" office:currency="EUR" office:value="1375.015">
            <text:p><text:s/>1.375,02 € </text:p>
          </table:table-cell>
          <table:table-cell table:style-name="ce13" table:formula="of:=AVERAGEIFS([.$F$2:.$F$22];[.E$2:.E$22];[.A33];[.$F$2:.$F$22];&quot;&gt;0&quot;)" office:value-type="currency" office:currency="EUR" office:value="3670.8825">
            <text:p><text:s/>3.670,88 € </text:p>
          </table:table-cell>
          <table:table-cell table:style-name="ce13" table:formula="of:=AVERAGEIFS([.$F$2:.$F$22];[.E$2:.E$22];[.A33];[.$F$2:.$F$22];&quot;&lt;0&quot;)" office:value-type="currency" office:currency="EUR" office:value="-3216.72">
            <text:p>-3.216,72 €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LAUREATI CON SALDO NEGATIVO</text:p>
          </table:table-cell>
          <table:table-cell table:style-name="ce3" office:value-type="string">
            <text:p>LAUREATI UOMINI CON SALDO NEGATIVO</text:p>
          </table:table-cell>
          <table:table-cell table:style-name="ce3" office:value-type="string">
            <text:p>LAUREATI DONNE CON SALDO NEGATIVO</text:p>
          </table:table-cell>
          <table:table-cell table:number-columns-repeated="1021"/>
        </table:table-row>
        <table:table-row table:style-name="ro1">
          <table:table-cell table:style-name="ce8" table:formula="of:=COUNTIFS([.$D$2:.$D$22];&quot;LAUREA*&quot;;[.$F$2:.$F$22];&quot;&lt;0&quot;)" office:value-type="float" office:value="0">
            <text:p>0</text:p>
          </table:table-cell>
          <table:table-cell table:style-name="ce8" table:formula="of:=COUNTIFS([.$D$2:.$D$22];&quot;LAUREA*&quot;;[.$C$2:.$C$22];&quot;M&quot;;[.$F$2:.$F$22];&quot;&lt;0&quot;)" office:value-type="float" office:value="0">
            <text:p>0</text:p>
          </table:table-cell>
          <table:table-cell table:style-name="ce8" table:formula="of:=COUNTIFS([.$D$2:.$D$22];&quot;LAUREA*&quot;;[.$C$2:.$C$22];&quot;F&quot;;[.$F$2:.$F$22];&quot;&lt;0&quot;)" office:value-type="float" office:value="0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OMINATIVO:</text:p>
          </table:table-cell>
          <table:table-cell table:style-name="ce10" office:value-type="string" office:string-value="SALDO:">
            <text:p><text:s/>SALDO: </text:p>
          </table:table-cell>
          <table:table-cell table:style-name="ce10" office:value-type="string" office:string-value="STATO:">
            <text:p><text:s/>STATO: 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BANU LORENA ANA MARIA</text:p>
          </table:table-cell>
          <table:table-cell table:style-name="ce14" table:formula="of:=INDEX([.F2:.F22]; MATCH([.A42];[.G2:.G22];0))" office:value-type="currency" office:currency="EUR" office:value="1731.46">
            <text:p><text:s/>1.731,46 € </text:p>
          </table:table-cell>
          <table:table-cell table:style-name="ce14" table:formula="of:=IF([.B42]&lt;0;&quot;NEGATIVO&quot;;IF([.B42]&gt;0;&quot;POSITIVO&quot;;&quot;NULLO&quot;))" office:value-type="string" office:string-value=" POSITIVO ">
            <text:p><text:s/>POSITIVO </text:p>
          </table:table-cell>
          <table:table-cell table:style-name="ce15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currency-style style:name="N103P0" style:volatile="true">
      <number:text> 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0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0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03">
      <number:text> </number:text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8">18/02/2025</text:date>, <text:time>17.10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18T17:10:12</dc:date>
    <meta:document-statistic meta:table-count="1" meta:cell-count="186" meta:object-count="0"/>
    <meta:generator>OpenOffice/4.1.15$Unix OpenOffice.org_project/4115m2$Build-9813</meta:generator>
  </office:meta>
</office:document-meta>
</file>